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gthPrefixedBinaryTCPClientImpl.getEol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refixedBinaryTCPClientImpl.setEolByte( int eol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refixedBinaryTCPClientImpl.LengthPrefixedBinaryTCPCli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gthPrefixedBinaryTCPClientImpl.write( OutputStream os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engthPrefixedBinaryTCPClientImpl.write( OutputStream os ,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PrefixedBinaryTCPClientImpl.read( InputStream i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